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analysis">
      <style:text-properties fo:font-size="11pt" fo:background-color="#c0c0c0"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3"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4" style:family="paragraph" style:parent-style-name="caution">
      <style:text-properties fo:font-size="11pt" fo:background-color="#c0c0c0" style:font-size-asian="11pt" style:font-size-complex="11pt"/>
    </style:style>
    <style:style style:name="P5" style:family="paragraph" style:parent-style-name="Heading_20_1">
      <style:paragraph-properties fo:break-before="page"/>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omposite Data Types </text:h>
      <text:p text:style-name="P2"/>
      <text:p text:style-name="P2">There are times when creating a program that you may want to define an aggregate structure such as a personnel record, or an enemy in a game. While you can do this using individual data types, it is hard to manage within a program. FreeBasic </text:p>
      <text:p text:style-name="P2">offers two composite data types, the Type and Union. </text:p>
      <text:p text:style-name="P2"/>
      <text:h text:style-name="Heading_20_2" text:outline-level="2">Types </text:h>
      <text:p text:style-name="P2"/>
      <text:p text:style-name="P2">FreeBasic allows you to group several data types into a unified structure called a Type definition which you can use to describe these aggregate data structures. </text:p>
      <text:p text:style-name="P2"/>
      <text:p text:style-name="P2">The basic structure of a type definition is: </text:p>
      <text:p text:style-name="P2"/>
      <text:p text:style-name="P2">Type type name </text:p>
      <text:p text:style-name="P2"/>
      <text:p text:style-name="P2"/>
      <text:p text:style-name="P2">var definition </text:p>
      <text:p text:style-name="P2"/>
      <text:p text:style-name="P2"/>
      <text:p text:style-name="P2">var definition </text:p>
      <text:p text:style-name="P2"/>
      <text:p text:style-name="P2"/>
      <text:p text:style-name="P2">... </text:p>
      <text:p text:style-name="P2"/>
      <text:p text:style-name="P2"/>
      <text:p text:style-name="P2">End Type </text:p>
      <text:p text:style-name="P2"/>
      <text:p text:style-name="P2"/>
      <text:p text:style-name="P2">The Type-End Type block defines the scope of the definition. You define the elements of the type structure in the same manner as using the Dim keyword, without using Dim. The following code snippet shows how to build an employee type. </text:p>
      <text:p text:style-name="P2"/>
      <text:p text:style-name="P2">Type EmployeeType </text:p>
      <text:p text:style-name="P2"/>
      <text:p text:style-name="P2"><text:soft-page-break/></text:p>
      <text:p text:style-name="P2">fname As String * 10 </text:p>
      <text:p text:style-name="P2"/>
      <text:p text:style-name="P2"/>
      <text:p text:style-name="P2">lname As String * 10 </text:p>
      <text:p text:style-name="P2"/>
      <text:p text:style-name="P2"/>
      <text:p text:style-name="P2">empid As Integer </text:p>
      <text:p text:style-name="P2"/>
      <text:p text:style-name="P2"/>
      <text:p text:style-name="P2">dept As Integer </text:p>
      <text:p text:style-name="P2"/>
      <text:p text:style-name="P2"/>
      <text:p text:style-name="P2">End Type </text:p>
      <text:p text:style-name="P2"/>
      <text:p text:style-name="P2"/>
      <text:p text:style-name="P2">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P2"/>
      <text:p text:style-name="P2">Dim Employee As EmployeeType </text:p>
      <text:p text:style-name="P2"/>
      <text:p text:style-name="P2"/>
      <text:p text:style-name="P2">Once you have created a variable of the type, you can access each element within the type using the dot notation var_name.field_name. Using the above example, to </text:p>
      <text:p text:style-name="P2">access the fname field you would use Employee.fname = “Susan”. </text:p>
      <text:p text:style-name="P2"/>
      <text:p text:style-name="P2">To access multiple fields at a time, you can use the With-End With block. The following code snippet shows how to use the With block with the above example. </text:p>
      <text:p text:style-name="P2"/>
      <text:p text:style-name="P2"/>
      <text:p text:style-name="P2">With Employee </text:p>
      <text:p text:style-name="P2">.fname = "Susan" </text:p>
      <text:p text:style-name="P2">.lname = "Jones" </text:p>
      <text:p text:style-name="P2">.empid = 1001 </text:p>
      <text:p text:style-name="P2"><text:soft-page-break/>.dept = 24 </text:p>
      <text:p text:style-name="P2">End With </text:p>
      <text:p text:style-name="P2">The following program shows how to define, create and manage a type definition. </text:p>
      <text:p text:style-name="P2">1 </text:p>
      <text:p text:style-name="P2">Option Explicit </text:p>
      <text:p text:style-name="P2">2 </text:p>
      <text:p text:style-name="P2">3 </text:p>
      <text:p text:style-name="P2">'Create type definition </text:p>
      <text:p text:style-name="P2">4 </text:p>
      <text:p text:style-name="P2">Type EmployeeType5 </text:p>
      <text:p text:style-name="P2">fname As String * 106 </text:p>
      <text:p text:style-name="P2">lname As String * 107 </text:p>
      <text:p text:style-name="P2">empid As Integer8 </text:p>
      <text:p text:style-name="P2">dept As Integer </text:p>
      <text:p text:style-name="P2">9 </text:p>
      <text:p text:style-name="P2">End Type </text:p>
      <text:p text:style-name="P2">10 </text:p>
      <text:p text:style-name="P2">11 </text:p>
      <text:p text:style-name="P2">'Create an instance of the type </text:p>
      <text:p text:style-name="P2">12 </text:p>
      <text:p text:style-name="P2">Dim Employee As EmployeeType </text:p>
      <text:p text:style-name="P2">13 </text:p>
      <text:p text:style-name="P2">14 </text:p>
      <text:p text:style-name="P2">'Initialize the type </text:p>
      <text:p text:style-name="P2">15 </text:p>
      <text:p text:style-name="P2">With Employee16 </text:p>
      <text:p text:style-name="P2">.fname = "Susan"</text:p>
      <text:p text:style-name="P2">17 </text:p>
      <text:p text:style-name="P2">.lname = "Jones"</text:p>
      <text:p text:style-name="P2">18 </text:p>
      <text:p text:style-name="P2">.empid = 100119 </text:p>
      <text:p text:style-name="P2">.dept = 24 </text:p>
      <text:p text:style-name="P2">20 </text:p>
      <text:p text:style-name="P2">End With </text:p>
      <text:p text:style-name="P2">21 </text:p>
      <text:p text:style-name="P2">22 </text:p>
      <text:p text:style-name="P2">'Print out header row </text:p>
      <text:p text:style-name="P2">23 </text:p>
      <text:p text:style-name="P2">Print "First Name";Tab(13);"Last Name";Tab(25);"Emp ID";Tab(33);"Dept" </text:p>
      <text:p text:style-name="P2"><text:soft-page-break/>24 </text:p>
      <text:p text:style-name="P2">Print String(79, "") </text:p>
      <text:p text:style-name="P2">25 </text:p>
      <text:p text:style-name="P2">'Print out data </text:p>
      <text:p text:style-name="P2">26 </text:p>
      <text:p text:style-name="P2">With Employee27 </text:p>
      <text:p text:style-name="P2">Print RTrim(.fname);Tab(13);RTrim(.lname);Tab(24);.empid;Tab(32);.dept </text:p>
      <text:p text:style-name="P2">28 </text:p>
      <text:p text:style-name="P2">End With </text:p>
      <text:p text:style-name="P2">29 </text:p>
      <text:p text:style-name="P2">30 </text:p>
      <text:p text:style-name="P2">Sleep </text:p>
      <text:p text:style-name="P2">31 </text:p>
      <text:p text:style-name="P2">End </text:p>
      <text:p text:style-name="P2"/>
      <text:p text:style-name="P2"/>
      <text:p text:style-name="P2">Listing 10.1: type.bas </text:p>
      <text:p text:style-name="P2"/>
      <text:p text:style-name="P2"><text:tab/>Analysis: Line 4 through 9 define the type structure that is used in the program.</text:p>
      <text:p text:style-name="P2">The type has 4 fields, two fixed length strings and 2 integer values. Dynamic strings can </text:p>
      <text:p text:style-name="P2"/>
      <text:p text:style-name="P2"/>
      <text:p text:style-name="P2">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P2"/>
      <text:p text:style-name="P2">Line 12 creates a variable of the type, Employee. The type definition is a template and cannot be used until you create an instance of the type by creating a variable of the type. Lines 15 through 20 initialize the type variable with some data using the a With-End With block. </text:p>
      <text:p text:style-name="P2"/>
      <text:p text:style-name="P2">Line 23 prints a header row to the console that indicates the field name data. The Tb function is used to align data names to the appropriate column. Line 24 uses the String function to print a <text:soft-page-break/>dashed line, just to offset the header row from the data row.</text:p>
      <text:p text:style-name="P2">Lines 26 through 28 prints the type data. Rtrim is used on the fixed length string elements to trim off any unused trailing spaces. The Tab function is again used to align the data to the appropriate columns. The program is then ended in the usual way. </text:p>
      <text:p text:style-name="P2"/>
      <text:p text:style-name="P2">When you run the program you should the following output. </text:p>
      <text:p text:style-name="P2"/>
      <text:p text:style-name="P2">First Name Last Name Emp ID Dept </text:p>
      <text:p text:style-name="P2"/>
      <text:p text:style-name="P2"/>
      <text:p text:style-name="P2">Susan Jones 1001 24 </text:p>
      <text:p text:style-name="P2"/>
      <text:p text:style-name="P2"/>
      <text:p text:style-name="P2">Output 10.1: Output of type.bas </text:p>
      <text:p text:style-name="P2"/>
      <text:p text:style-name="P2">As you can see from the program, using a type definition is a perfect way to group related data into a single data structure. Not only is it a compact way to describe data in your program, but by grouping related data into a single object, you can manipulate that data as a single entity, rather than as a bunch of unrelated variables. This reduces the chances that errors will creep into your program by trying to manage large a set of individual variables. </text:p>
      <text:p text:style-name="P2"/>
      <text:h text:style-name="Heading_20_2" text:outline-level="2">Types Within Types </text:h>
      <text:p text:style-name="P2"/>
      <text:p text:style-name="P2">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could this information by itself, or as part of another type definition such as the Employee type. By generalizing your data structures, your program. will be smaller, and much more robust. </text:p>
      <text:p text:style-name="P2"><text:soft-page-break/></text:p>
      <text:p text:style-name="P2">Using a type within a type is the same as using on of the intrinsic data types. The following code snippets illustrates an expanded department type and an updated employee type. </text:p>
      <text:p text:style-name="P2"/>
      <text:p text:style-name="P2">Type Department Type </text:p>
      <text:p text:style-name="P2"/>
      <text:p text:style-name="P2"/>
      <text:p text:style-name="P2"/>
      <text:p text:style-name="P2">id As integer </text:p>
      <text:p text:style-name="P2">managerid as integer </text:p>
      <text:p text:style-name="P2">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 Type </text:p>
      <text:p text:style-name="P2"/>
      <text:p text:style-name="P2"/>
      <text:p text:style-name="P2">End Type </text:p>
      <text:p text:style-name="P2">Dim Employee As EmployeeType </text:p>
      <text:p text:style-name="P2"/>
      <text:p text:style-name="P2"/>
      <text:p text:style-name="P2">To access the department information within the Employee type, you use the compound dot notation to access the dept fields. </text:p>
      <text:p text:style-name="P2"/>
      <text:p text:style-name="P2">Employee.dept.id = 24 </text:p>
      <text:p text:style-name="P2">Employee.dept.managerid = 1012 </text:p>
      <text:p text:style-name="P2">Employee.dept.floor = 13 </text:p>
      <text:p text:style-name="P2"/>
      <text:p text:style-name="P2"/>
      <text:p text:style-name="P2">The top levels is Employee, so that reference comes first. Since dept is now a type definition, you need to use the dept identifier to access the individual fields within the </text:p>
      <text:p text:style-name="P2">Department Type. You can even carry this further, by including a type within a type within a type. You would simply use the dot <text:soft-page-break/>notation of the additional type level as needed.</text:p>
      <text:p text:style-name="P2">While there is no limit on the levels of nested type definitions, it gets to be a bit unwieldy when used with several levels. </text:p>
      <text:p text:style-name="P2"/>
      <text:p text:style-name="P2">You can also use the With-End With block with nested types, by nesting the With block, as illustrated in the following code snippet. </text:p>
      <text:p text:style-name="P2"/>
      <text:p text:style-name="P2">With Employee </text:p>
      <text:p text:style-name="P2">.fname = "Susan" </text:p>
      <text:p text:style-name="P2">.lname = "Jones" </text:p>
      <text:p text:style-name="P2">.empid = 1001 </text:p>
      <text:p text:style-name="P2">With .dept </text:p>
      <text:p text:style-name="P2"/>
      <text:p text:style-name="P2"/>
      <text:p text:style-name="P2">.id = 24 </text:p>
      <text:p text:style-name="P2">.managerid = 1012 </text:p>
      <text:p text:style-name="P2">.floor = 13 </text:p>
      <text:p text:style-name="P2"/>
      <text:p text:style-name="P2"/>
      <text:p text:style-name="P2">End With </text:p>
      <text:p text:style-name="P2">End With </text:p>
      <text:p text:style-name="P2"/>
      <text:p text:style-name="P2"/>
      <text:p text:style-name="P2">Notice that the second With uses the dot notation, .dept, to specify the next level of type definitions. When using nested With blocks, be sure that match all the End With statements with their correct With statements to avoid a compile error. </text:p>
      <text:p text:style-name="P2"/>
      <text:p text:style-name="P2">The following program is a modified version of the previous program illustrating the new type definitions. </text:p>
      <text:p text:style-name="P2"/>
      <text:p text:style-name="P2"/>
      <text:p text:style-name="P2">Option Explicit </text:p>
      <text:p text:style-name="P2"/>
      <text:p text:style-name="P2"/>
      <text:p text:style-name="P2">'Create the type definition </text:p>
      <text:p text:style-name="P2"/>
      <text:p text:style-name="P2"/>
      <text:p text:style-name="P2">Type Department Type </text:p>
      <text:p text:style-name="P2">id As Integer </text:p>
      <text:p text:style-name="P2">managerid As Integer </text:p>
      <text:p text:style-name="P2"><text:soft-page-break/>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 Type </text:p>
      <text:p text:style-name="P2"/>
      <text:p text:style-name="P2"/>
      <text:p text:style-name="P2">End Type </text:p>
      <text:p text:style-name="P2"/>
      <text:p text:style-name="P2"/>
      <text:p text:style-name="P2">'Create an instance of the type </text:p>
      <text:p text:style-name="P2">Dim Employee As EmployeeType </text:p>
      <text:p text:style-name="P2"/>
      <text:p text:style-name="P2"/>
      <text:p text:style-name="P2">'Initialize the type </text:p>
      <text:p text:style-name="P2"/>
      <text:p text:style-name="P2"/>
      <text:p text:style-name="P2">With Employee </text:p>
      <text:p text:style-name="P2">.fname = "Susan" </text:p>
      <text:p text:style-name="P2">.lname = "Jones" </text:p>
      <text:p text:style-name="P2">.empid = 1001 </text:p>
      <text:p text:style-name="P2">With .dept</text:p>
      <text:p text:style-name="P2"/>
      <text:p text:style-name="P2"/>
      <text:p text:style-name="P2"><text:s/>.id = 24 </text:p>
      <text:p text:style-name="P2">.managerid = 1012 </text:p>
      <text:p text:style-name="P2">.floor = 13</text:p>
      <text:p text:style-name="P2"/>
      <text:p text:style-name="P2"/>
      <text:p text:style-name="P2"><text:s/>End With </text:p>
      <text:p text:style-name="P2">End With </text:p>
      <text:p text:style-name="P2"/>
      <text:p text:style-name="P2"/>
      <text:p text:style-name="P2">'Print out header row </text:p>
      <text:p text:style-name="P2">Print "First Name";Tab(13);"Last Name";Tab(25);"Emp ID";Tab(33); </text:p>
      <text:p text:style-name="P2"><text:soft-page-break/>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
      <text:p text:style-name="P2">Listing 10.2: type-type.bas </text:p>
      <text:p text:style-name="P2"/>
      <text:p text:style-name="P2"><text:tab/>Analysis: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he With blocks document the type structure without needing any additional comments. While this isn't the primary reason to use a With block, it does create code that is easily understood. The program is closed in the usual way. </text:p>
      <text:p text:style-name="P2"/>
      <text:p text:style-name="P2">When you run the program you should see the following output. </text:p>
      <text:p text:style-name="P2"/>
      <text:p text:style-name="P2">First Name Last Name Emp ID Dept Manager Floor </text:p>
      <text:p text:style-name="P2"><text:soft-page-break/></text:p>
      <text:p text:style-name="P2"/>
      <text:p text:style-name="P2">Susan Jones 1001 24 1012 13 </text:p>
      <text:p text:style-name="P2"/>
      <text:p text:style-name="P2"/>
      <text:p text:style-name="P2">Output 10.2: Output of type-type.bas </text:p>
      <text:p text:style-name="P2"/>
      <text:p text:style-name="P2">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text:p>
      <text:p text:style-name="P2">structure. </text:p>
      <text:p text:style-name="P2"/>
      <text:h text:style-name="Heading_20_2" text:outline-level="2">Type Assignments </text:h>
      <text:p text:style-name="P2"/>
      <text:p text:style-name="P2">Extending the idea of data abstraction further, it would be nice to be able to separate the initialization of the department type from the initialization of the employee type. By separating the two functions, you can easily add additional departments as needed. This is where you can use type assignments. Just as you can assign one intrinsic data type to another, you can assign one type variable to another type variable,</text:p>
      <text:p text:style-name="P2">providing they share the same type definition. </text:p>
      <text:p text:style-name="P2"/>
      <text:p text:style-name="P2">The following program abstracts the department initialization function and assigns the result to the department type within the Employee type. </text:p>
      <text:p text:style-name="P2"/>
      <text:p text:style-name="P2">1 </text:p>
      <text:p text:style-name="P2">Option Explicit </text:p>
      <text:p text:style-name="P2">2 </text:p>
      <text:p text:style-name="P2">3 </text:p>
      <text:p text:style-name="P2">'Create the type definition </text:p>
      <text:p text:style-name="P2">4 </text:p>
      <text:p text:style-name="P2">Type Department Type </text:p>
      <text:p text:style-name="P2">5 </text:p>
      <text:p text:style-name="P2">id As Integer </text:p>
      <text:p text:style-name="P2"><text:soft-page-break/>6 </text:p>
      <text:p text:style-name="P2">managerid As Integer </text:p>
      <text:p text:style-name="P2"/>
      <text:p text:style-name="P2"/>
      <text:p text:style-name="P2"/>
      <text:p text:style-name="P2">7 </text:p>
      <text:p text:style-name="P2">floor As Integer </text:p>
      <text:p text:style-name="P2">8 </text:p>
      <text:p text:style-name="P2">End Type </text:p>
      <text:p text:style-name="P2">9 </text:p>
      <text:p text:style-name="P2">Type EmployeeType11 </text:p>
      <text:p text:style-name="P2">fname As String * 1012 </text:p>
      <text:p text:style-name="P2">lname As String * 1013 </text:p>
      <text:p text:style-name="P2">empid As Integer14 </text:p>
      <text:p text:style-name="P2">dept As Department Type </text:p>
      <text:p text:style-name="P2">15 </text:p>
      <text:p text:style-name="P2">End Type </text:p>
      <text:p text:style-name="P2">16 </text:p>
      <text:p text:style-name="P2">17 </text:p>
      <text:p text:style-name="P2">'This function will init the dept type and return it to caller </text:p>
      <text:p text:style-name="P2">18 </text:p>
      <text:p text:style-name="P2">Function InitDept(deptid As Integer) As DepartmentType19 </text:p>
      <text:p text:style-name="P2">Dim tmpDpt As DepartmentType21 </text:p>
      <text:p text:style-name="P2">Select Case deptid22 </text:p>
      <text:p text:style-name="P2">Case 24 'dept 2423 </text:p>
      <text:p text:style-name="P2">With tmpDpt </text:p>
      <text:p text:style-name="P2">24 </text:p>
      <text:p text:style-name="P2">.id = deptid </text:p>
      <text:p text:style-name="P2">25 </text:p>
      <text:p text:style-name="P2">.managerid = 1012 </text:p>
      <text:p text:style-name="P2">26 </text:p>
      <text:p text:style-name="P2">.floor = 1327 </text:p>
      <text:p text:style-name="P2">End With28 </text:p>
      <text:p text:style-name="P2">Case 48 'dept 4829 </text:p>
      <text:p text:style-name="P2">With tmpDpt </text:p>
      <text:p text:style-name="P2">.id = deptid </text:p>
      <text:p text:style-name="P2">31 </text:p>
      <text:p text:style-name="P2">.managerid = 1024 </text:p>
      <text:p text:style-name="P2">32 </text:p>
      <text:p text:style-name="P2">.floor = 1233 </text:p>
      <text:p text:style-name="P2">End With34 </text:p>
      <text:p text:style-name="P2"><text:soft-page-break/>Case Else 'In case a bad department id was passed35 </text:p>
      <text:p text:style-name="P2">With tmpDpt </text:p>
      <text:p text:style-name="P2">36 </text:p>
      <text:p text:style-name="P2">.id = 0 </text:p>
      <text:p text:style-name="P2">37 </text:p>
      <text:p text:style-name="P2">.managerid = 0 </text:p>
      <text:p text:style-name="P2">38 </text:p>
      <text:p text:style-name="P2">.floor = 039 </text:p>
      <text:p text:style-name="P2">End With </text:p>
      <text:p text:style-name="P2">End Select41 </text:p>
      <text:p text:style-name="P2">'Return the dept info42 </text:p>
      <text:p text:style-name="P2">Return tmpDpt </text:p>
      <text:p text:style-name="P2">43 </text:p>
      <text:p text:style-name="P2">End Function </text:p>
      <text:p text:style-name="P2">44 </text:p>
      <text:p text:style-name="P2">45 </text:p>
      <text:p text:style-name="P2">'Create an instance of the type </text:p>
      <text:p text:style-name="P2">46 </text:p>
      <text:p text:style-name="P2">Dim Employee As EmployeeType </text:p>
      <text:p text:style-name="P2">47 </text:p>
      <text:p text:style-name="P2">48 </text:p>
      <text:p text:style-name="P2">'Initialize the Employee type </text:p>
      <text:p text:style-name="P2">49 </text:p>
      <text:p text:style-name="P2">With Employee </text:p>
      <text:p text:style-name="P2">.fname = "Susan"</text:p>
      <text:p text:style-name="P2">51 </text:p>
      <text:p text:style-name="P2">.lname = "Jones" </text:p>
      <text:p text:style-name="P2"/>
      <text:p text:style-name="P2"/>
      <text:p text:style-name="P2"/>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text:soft-page-break/>63 </text:p>
      <text:p text:style-name="P2">64 </text:p>
      <text:p text:style-name="P2">65 </text:p>
      <text:p text:style-name="P2">66 </text:p>
      <text:p text:style-name="P2">67 </text:p>
      <text:p text:style-name="P2">68 </text:p>
      <text:p text:style-name="P2">69</text:p>
      <text:p text:style-name="P2"/>
      <text:p text:style-name="P2"/>
      <text:p text:style-name="P2"><text:s/>.empid = 1001 </text:p>
      <text:p text:style-name="P2">.dept = InitDept(24) 'get dept info </text:p>
      <text:p text:style-name="P2">End With </text:p>
      <text:p text:style-name="P2"/>
      <text:p text:style-name="P2"/>
      <text:p text:style-name="P2">'Print out header row </text:p>
      <text:p text:style-name="P2">Print "First Name";Tab(13);"Last Name";Tab(25);"Emp ID";Tab(33); </text:p>
      <text:p text:style-name="P2">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Listing 10.3: type-assign.bas </text:p>
      <text:p text:style-name="P2"/>
      <text:p text:style-name="P2"><text:tab/>Analysis: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text:soft-page-break/>initialized with the appropriate data, and returned from the function. The function uses a Select Case block to set the </text:p>
      <text:p text:style-name="P2">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P2"/>
      <text:p text:style-name="P2">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P2"/>
      <text:p text:style-name="P2">The rest of the program is the same as the previous program, and prints the employee information to the screen. </text:p>
      <text:p text:style-name="P2"/>
      <text:p text:style-name="P2">When you run the program, you should see that the output is identical to the previous program output. </text:p>
      <text:p text:style-name="P2"/>
      <text:p text:style-name="P2">First Name Last Name Emp ID Dept Manager Floor </text:p>
      <text:p text:style-name="P2"/>
      <text:p text:style-name="P2"/>
      <text:p text:style-name="P2">Susan Jones 1001 24 1012 13 </text:p>
      <text:p text:style-name="P2"/>
      <text:p text:style-name="P2"/>
      <text:p text:style-name="P2">Output 10.3: Output of type-assign.bas </text:p>
      <text:p text:style-name="P2"/>
      <text:p text:style-name="P2"/>
      <text:p text:style-name="P2">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P2"/>
      <text:h text:style-name="Heading_20_3" text:outline-level="3">Pointers to Types </text:h>
      <text:p text:style-name="P2"/>
      <text:p text:style-name="P2">You can create a pointer to a type, just as you can create a <text:soft-page-break/>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P2"/>
      <text:p text:style-name="P2">In the previous program listing, the error checking on an invalid department id was clunky at best. A better method is to have the InitDept function return a success code that indicates a valid department id. The following program implements this strategy,</text:p>
      <text:p text:style-name="P2">and uses a Department Type pointer to hold the department information for the Employee </text:p>
      <text:p text:style-name="P2">type. </text:p>
      <text:p text:style-name="P2"/>
      <text:p text:style-name="P2">1 </text:p>
      <text:p text:style-name="P2">Option Explicit </text:p>
      <text:p text:style-name="P2">2 </text:p>
      <text:p text:style-name="P2">3 </text:p>
      <text:p text:style-name="P2">#define deptok 0 </text:p>
      <text:p text:style-name="P2">4 </text:p>
      <text:p text:style-name="P2">5 </text:p>
      <text:p text:style-name="P2">'Create the type definition </text:p>
      <text:p text:style-name="P2">6 </text:p>
      <text:p text:style-name="P2">Type Department Type </text:p>
      <text:p text:style-name="P2">7 </text:p>
      <text:p text:style-name="P2">id As Integer </text:p>
      <text:p text:style-name="P2">8 </text:p>
      <text:p text:style-name="P2">managerid As Integer </text:p>
      <text:p text:style-name="P2">9 </text:p>
      <text:p text:style-name="P2">floor As Integer </text:p>
      <text:p text:style-name="P2">10 </text:p>
      <text:p text:style-name="P2">End Type </text:p>
      <text:p text:style-name="P2">11 </text:p>
      <text:p text:style-name="P2">12 </text:p>
      <text:p text:style-name="P2">Type EmployeeType13 </text:p>
      <text:p text:style-name="P2">fname As String * 1014 </text:p>
      <text:p text:style-name="P2">lname As String * 1015 </text:p>
      <text:p text:style-name="P2">empid As Integer16 </text:p>
      <text:p text:style-name="P2">dept As Department Type </text:p>
      <text:p text:style-name="P2">17 </text:p>
      <text:p text:style-name="P2">End Type </text:p>
      <text:p text:style-name="P2"><text:soft-page-break/>18 </text:p>
      <text:p text:style-name="P2">19 </text:p>
      <text:p text:style-name="P2">'This function will init the dept type and return it to caller </text:p>
      <text:p text:style-name="P2">20 </text:p>
      <text:p text:style-name="P2">Function InitDept(deptid As Integer, dpt As Department Type Ptr ) As Integer </text:p>
      <text:p text:style-name="P2">21 </text:p>
      <text:p text:style-name="P2">Dim ret As Integer = deptok22 </text:p>
      <text:p text:style-name="P2">23 </text:p>
      <text:p text:style-name="P2">Select Case deptid24 </text:p>
      <text:p text:style-name="P2">Case 24 'dept 24 </text:p>
      <text:p text:style-name="P2">25 </text:p>
      <text:p text:style-name="P2">dpt&gt;</text:p>
      <text:p text:style-name="P2">id = deptid </text:p>
      <text:p text:style-name="P2">26 </text:p>
      <text:p text:style-name="P2">dpt&gt;</text:p>
      <text:p text:style-name="P2">managerid = 1012 </text:p>
      <text:p text:style-name="P2">27 </text:p>
      <text:p text:style-name="P2">dpt&gt;</text:p>
      <text:p text:style-name="P2">floor = 1328 </text:p>
      <text:p text:style-name="P2">Case 48 'dept 48 </text:p>
      <text:p text:style-name="P2"/>
      <text:p text:style-name="P2"/>
      <text:p text:style-name="P2"/>
      <text:p text:style-name="P2">29 </text:p>
      <text:p text:style-name="P2">dpt&gt;</text:p>
      <text:p text:style-name="P2">id = deptid </text:p>
      <text:p text:style-name="P2">30 </text:p>
      <text:p text:style-name="P2">dpt&gt;</text:p>
      <text:p text:style-name="P2">managerid = 1024 </text:p>
      <text:p text:style-name="P2">31 </text:p>
      <text:p text:style-name="P2">dpt&gt;</text:p>
      <text:p text:style-name="P2">floor = 1232 </text:p>
      <text:p text:style-name="P2">Case Else 'In case a bad department id was passed </text:p>
      <text:p text:style-name="P2">33 </text:p>
      <text:p text:style-name="P2">dpt&gt;</text:p>
      <text:p text:style-name="P2">id = 0 </text:p>
      <text:p text:style-name="P2">34 </text:p>
      <text:p text:style-name="P2">dpt&gt;</text:p>
      <text:p text:style-name="P2">managerid = 0 </text:p>
      <text:p text:style-name="P2">35 </text:p>
      <text:p text:style-name="P2"><text:soft-page-break/>dpt&gt;</text:p>
      <text:p text:style-name="P2">floor = 0 </text:p>
      <text:p text:style-name="P2">36 </text:p>
      <text:p text:style-name="P2">ret = Not deptok37 </text:p>
      <text:p text:style-name="P2">End Select38 </text:p>
      <text:p text:style-name="P2">'Return the dept status39 </text:p>
      <text:p text:style-name="P2">Return ret </text:p>
      <text:p text:style-name="P2">40 </text:p>
      <text:p text:style-name="P2">End Function </text:p>
      <text:p text:style-name="P2">41 </text:p>
      <text:p text:style-name="P2">42 </text:p>
      <text:p text:style-name="P2">'Create an instance of the types </text:p>
      <text:p text:style-name="P2">43 </text:p>
      <text:p text:style-name="P2">Dim Employee As EmployeeType </text:p>
      <text:p text:style-name="P2">44 </text:p>
      <text:p text:style-name="P2">Dim tmpDept As Department Type Ptr </text:p>
      <text:p text:style-name="P2">45 </text:p>
      <text:p text:style-name="P2">46 </text:p>
      <text:p text:style-name="P2">'Initialize the pointer </text:p>
      <text:p text:style-name="P2">47 </text:p>
      <text:p text:style-name="P2">tmpDept = Callocate(Sizeof(Department Type)) </text:p>
      <text:p text:style-name="P2">48 </text:p>
      <text:p text:style-name="P2">'Get the department info, check return </text:p>
      <text:p text:style-name="P2">49 </text:p>
      <text:p text:style-name="P2">If InitDept(24, tmpDept) &lt;&gt; deptok Then50 </text:p>
      <text:p text:style-name="P2">'Error on dept type51 </text:p>
      <text:p text:style-name="P2">Deallocate tmpDept52 </text:p>
      <text:p text:style-name="P2">Print "Invalid Department ID." </text:p>
      <text:p text:style-name="P2">53 </text:p>
      <text:p text:style-name="P2">Else54 </text:p>
      <text:p text:style-name="P2">'Department ok, init the Employee type55 </text:p>
      <text:p text:style-name="P2">With Employee56 </text:p>
      <text:p text:style-name="P2">.fname = "Susan"</text:p>
      <text:p text:style-name="P2">57 </text:p>
      <text:p text:style-name="P2">.lname = "Jones"</text:p>
      <text:p text:style-name="P2">58 </text:p>
      <text:p text:style-name="P2">.empid = 100159 </text:p>
      <text:p text:style-name="P2">.dept = *tmpDept 'Dereference the pointer60 </text:p>
      <text:p text:style-name="P2">End With61 </text:p>
      <text:p text:style-name="P2">'Don't need the dept info now62 </text:p>
      <text:p text:style-name="P2">Deallocate tmpDept63 </text:p>
      <text:p text:style-name="P2"><text:soft-page-break/>'Print out header row64 </text:p>
      <text:p text:style-name="P2">Print "First Name";Tab(13);"Last Name";Tab(25);"Emp ID";Tab(33);</text:p>
      <text:p text:style-name="P2">65 </text:p>
      <text:p text:style-name="P2">Print "Dept";Tab(39);"Manager";Tab(47);"Floor"</text:p>
      <text:p text:style-name="P2">66 </text:p>
      <text:p text:style-name="P2">Print String(79, "")</text:p>
      <text:p text:style-name="P2">67 </text:p>
      <text:p text:style-name="P2">'Print out data68 </text:p>
      <text:p text:style-name="P2">With Employee69 </text:p>
      <text:p text:style-name="P2">Print Rtrim(.fname);Tab(13);Rtrim(.lname);Tab(24);.empid;Tab(32);</text:p>
      <text:p text:style-name="P2">70 </text:p>
      <text:p text:style-name="P2">With .dept71 </text:p>
      <text:p text:style-name="P2">Print .id;Tab(38);.managerid;Tab(46);.floor72 </text:p>
      <text:p text:style-name="P2">End With73 </text:p>
      <text:p text:style-name="P2">End With </text:p>
      <text:p text:style-name="P2"/>
      <text:p text:style-name="P2"/>
      <text:p text:style-name="P2"/>
      <text:p text:style-name="P2">74 </text:p>
      <text:p text:style-name="P2">End If </text:p>
      <text:p text:style-name="P2">75 </text:p>
      <text:p text:style-name="P2">76 </text:p>
      <text:p text:style-name="P2">Sleep </text:p>
      <text:p text:style-name="P2">77 </text:p>
      <text:p text:style-name="P2">End </text:p>
      <text:p text:style-name="P2"/>
      <text:p text:style-name="P2"/>
      <text:p text:style-name="P2">Listing 10.4: type-ptr.bas </text:p>
      <text:p text:style-name="P2"/>
      <text:p text:style-name="P2"><text:tab/>Analysis: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P2"/>
      <text:p text:style-name="P2">The function now returns an integer value, and there are two parameters, a department id and a pointer to the Department Type. Line 21 dimensions and initializes the function return value to deptok. If there are not errors, this value will be returned. If the <text:soft-page-break/>deptid is invalid, the Case Else will set the return value to Not deptok (-1) in line 36.</text:p>
      <text:p text:style-name="P2">This is a good technique to return boolean values from a function. By initializing the return variable to the “ok” status, you only need to set the variable to the “not ok” status,</text:p>
      <text:p text:style-name="P2">if an error occurs. Less typing, less code and fewer chances of introducing bugs into the </text:p>
      <text:p text:style-name="P2">program. </text:p>
      <text:p text:style-name="P2"/>
      <text:p text:style-name="P2">In the individual Case blocks, the arrow notation is used to access the individual </text:p>
      <text:p text:style-name="P2">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P2"/>
      <text:p text:style-name="P2">Line 44 dimensions a Department Type pointer. Which is initialized in line 47.</text:p>
      <text:p text:style-name="P2">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2"/>
      <text:p text:style-name="P2">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2"/>
      <text:p text:style-name="P2">The rest of the program is identical to the previous programs. </text:p>
      <text:p text:style-name="P2"/>
      <text:p text:style-name="P2">When you run this program you should again see the same <text:soft-page-break/>output as the previous </text:p>
      <text:p text:style-name="P2">programs. </text:p>
      <text:p text:style-name="P2"/>
      <text:p text:style-name="P2"/>
      <text:p text:style-name="P2">First Name Last Name Emp ID Dept Manager Floor </text:p>
      <text:p text:style-name="P2"/>
      <text:p text:style-name="P2"/>
      <text:p text:style-name="P2">Susan Jones 1001 24 1012 13 </text:p>
      <text:p text:style-name="P2"/>
      <text:p text:style-name="P2"/>
      <text:p text:style-name="P2">Output 10.4: Output of type-ptr.bas </text:p>
      <text:p text:style-name="P2"/>
      <text:p text:style-name="P2">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2">minimize negative impacts on existing code. </text:p>
      <text:p text:style-name="P2"/>
      <text:h text:style-name="Heading_20_3" text:outline-level="3">Type Memory Arrays </text:h>
      <text:p text:style-name="P2"/>
      <text:p text:style-name="P2">In the chapter on pointers, you saw how to create a memory array of integersusing pointers. You can do the same with Type definitions, in much the same way. Thefollowing program creates a dynamic memory array using a type. </text:p>
      <text:p text:style-name="P2"/>
      <text:p text:style-name="P2">1 </text:p>
      <text:p text:style-name="P2">Option Explicit </text:p>
      <text:p text:style-name="P2">2 </text:p>
      <text:p text:style-name="P2">3 </text:p>
      <text:p text:style-name="P2">'Declare type </text:p>
      <text:p text:style-name="P2">4 </text:p>
      <text:p text:style-name="P2">Type myType5 </text:p>
      <text:p text:style-name="P2">id As Integer </text:p>
      <text:p text:style-name="P2">6 </text:p>
      <text:p text:style-name="P2">End Type </text:p>
      <text:p text:style-name="P2">7 </text:p>
      <text:p text:style-name="P2">8 </text:p>
      <text:p text:style-name="P2"><text:soft-page-break/>'Declare a pointer to the type </text:p>
      <text:p text:style-name="P2">9 </text:p>
      <text:p text:style-name="P2">Dim myTypePtr As myType Ptr </text:p>
      <text:p text:style-name="P2">10 </text:p>
      <text:p text:style-name="P2">Dim As Integer i </text:p>
      <text:p text:style-name="P2">11 </text:p>
      <text:p text:style-name="P2">12 </text:p>
      <text:p text:style-name="P2">'Create a memory array of types </text:p>
      <text:p text:style-name="P2">13 </text:p>
      <text:p text:style-name="P2">myTypePtr = Callocate(5, Sizeof(myType)) </text:p>
      <text:p text:style-name="P2">14 </text:p>
      <text:p text:style-name="P2">15 </text:p>
      <text:p text:style-name="P2">'Add some data to the type </text:p>
      <text:p text:style-name="P2">16 </text:p>
      <text:p text:style-name="P2">For i = 0 To 417 </text:p>
      <text:p text:style-name="P2">myTypePtr[i].id = i </text:p>
      <text:p text:style-name="P2">18 </text:p>
      <text:p text:style-name="P2">Next </text:p>
      <text:p text:style-name="P2">19 </text:p>
      <text:p text:style-name="P2">20 </text:p>
      <text:p text:style-name="P2">'Print data </text:p>
      <text:p text:style-name="P2">21 </text:p>
      <text:p text:style-name="P2">Print "Initial data:" </text:p>
      <text:p text:style-name="P2">22 </text:p>
      <text:p text:style-name="P2">For i = 0 To 423 </text:p>
      <text:p text:style-name="P2">Print myTypePtr[i].id </text:p>
      <text:p text:style-name="P2">24 </text:p>
      <text:p text:style-name="P2">Next </text:p>
      <text:p text:style-name="P2">25 </text:p>
      <text:p text:style-name="P2">Print </text:p>
      <text:p text:style-name="P2">26 </text:p>
      <text:p text:style-name="P2">27 </text:p>
      <text:p text:style-name="P2">'Resize the array </text:p>
      <text:p text:style-name="P2">28 </text:p>
      <text:p text:style-name="P2">myTypePtr = Reallocate(myTypePtr, 10) </text:p>
      <text:p text:style-name="P2"/>
      <text:p text:style-name="P2"/>
      <text:p text:style-name="P2"/>
      <text:p text:style-name="P2">29 </text:p>
      <text:p text:style-name="P2">30 </text:p>
      <text:p text:style-name="P2">'Add the new data </text:p>
      <text:p text:style-name="P2"><text:soft-page-break/>31 </text:p>
      <text:p text:style-name="P2">For i = 4 To 932 </text:p>
      <text:p text:style-name="P2">myTypePtr[i].id = i </text:p>
      <text:p text:style-name="P2">33 </text:p>
      <text:p text:style-name="P2">Next </text:p>
      <text:p text:style-name="P2">34 </text:p>
      <text:p text:style-name="P2">35 </text:p>
      <text:p text:style-name="P2">'Print data </text:p>
      <text:p text:style-name="P2">36 </text:p>
      <text:p text:style-name="P2">Print "New Data:" </text:p>
      <text:p text:style-name="P2">37 </text:p>
      <text:p text:style-name="P2">For i = 0 To 938 </text:p>
      <text:p text:style-name="P2">Print myTypePtr[i].id </text:p>
      <text:p text:style-name="P2">39 </text:p>
      <text:p text:style-name="P2">Next </text:p>
      <text:p text:style-name="P2">40 </text:p>
      <text:p text:style-name="P2">41 </text:p>
      <text:p text:style-name="P2">'Release memory </text:p>
      <text:p text:style-name="P2">42 </text:p>
      <text:p text:style-name="P2">Deallocate myTypeptr </text:p>
      <text:p text:style-name="P2">43 </text:p>
      <text:p text:style-name="P2">44 </text:p>
      <text:p text:style-name="P2">Sleep </text:p>
      <text:p text:style-name="P2">45 </text:p>
      <text:p text:style-name="P2">End </text:p>
      <text:p text:style-name="P2"/>
      <text:p text:style-name="P2"/>
      <text:p text:style-name="P2">Listing 10.5: memtype.bas </text:p>
      <text:p text:style-name="P2"/>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text:soft-page-break/>way. </text:p>
      <text:p text:style-name="P2"/>
      <text:p text:style-name="P2">When you run the program you should the following output. </text:p>
      <text:p text:style-name="P2"/>
      <text:p text:style-name="P2">Initial data:</text:p>
      <text:p text:style-name="P2"/>
      <text:p text:style-name="P2"/>
      <text:p text:style-name="P2"><text:s/>0</text:p>
      <text:p text:style-name="P2"/>
      <text:p text:style-name="P2"/>
      <text:p text:style-name="P2"><text:s/>1</text:p>
      <text:p text:style-name="P2"/>
      <text:p text:style-name="P2"/>
      <text:p text:style-name="P2"><text:s/>2</text:p>
      <text:p text:style-name="P2"/>
      <text:p text:style-name="P2"/>
      <text:p text:style-name="P2"><text:s/>3</text:p>
      <text:p text:style-name="P2"/>
      <text:p text:style-name="P2"/>
      <text:p text:style-name="P2"><text:s/>4 </text:p>
      <text:p text:style-name="P2"/>
      <text:p text:style-name="P2"/>
      <text:p text:style-name="P2">New Data: </text:p>
      <text:p text:style-name="P2"/>
      <text:p text:style-name="P2"/>
      <text:p text:style-name="P2"/>
      <text:p text:style-name="P2"><text:s/>0 </text:p>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
      <text:p text:style-name="P2"/>
      <text:p text:style-name="P2">Output 10.5: Output of memtype.bas </text:p>
      <text:p text:style-name="P2"/>
      <text:p text:style-name="P2">As you can see, creating a memory array of types is very straight <text:soft-page-break/>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2"/>
      <text:h text:style-name="Heading_20_2" text:outline-level="2">Dynamic Arrays in Types </text:h>
      <text:p text:style-name="P2"/>
      <text:p text:style-name="P2">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2"/>
      <text:p text:style-name="P2">1 </text:p>
      <text:p text:style-name="P2">Option Explicit </text:p>
      <text:p text:style-name="P2">2 </text:p>
      <text:p text:style-name="P2">3 </text:p>
      <text:p text:style-name="P2">'This will be the dynamic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13 </text:p>
      <text:p text:style-name="P2"><text:soft-page-break/>End Type </text:p>
      <text:p text:style-name="P2">14 </text:p>
      <text:p text:style-name="P2">15 </text:p>
      <text:p text:style-name="P2">'Create an instance of type </text:p>
      <text:p text:style-name="P2"><text:s/></text:p>
      <text:p text:style-name="P2"/>
      <text:p text:style-name="P2"/>
      <text:p text:style-name="P2">Dim myType As DType </text:p>
      <text:p text:style-name="P2">Dim As Integer i </text:p>
      <text:p text:style-name="P2"/>
      <text:p text:style-name="P2"/>
      <text:p text:style-name="P2">'Create enough space for elements </text:p>
      <text:p text:style-name="P2">myType.darray = Callocate(5, Sizeof(pt)) </text:p>
      <text:p text:style-name="P2"/>
      <text:p text:style-name="P2"/>
      <text:p text:style-name="P2">'Load data into array </text:p>
      <text:p text:style-name="P2"/>
      <text:p text:style-name="P2"/>
      <text:p text:style-name="P2">For i = 0 To 4 </text:p>
      <text:p text:style-name="P2"/>
      <text:p text:style-name="P2"/>
      <text:p text:style-name="P2">myType.darray[i].row = Int(Rnd * 10) + 1</text:p>
      <text:p text:style-name="P2"/>
      <text:p text:style-name="P2"/>
      <text:p text:style-name="P2"><text:s/>myType.darray[i].col = Int(Rnd * 10) + 1 </text:p>
      <text:p text:style-name="P2">Next </text:p>
      <text:p text:style-name="P2"/>
      <text:p text:style-name="P2"/>
      <text:p text:style-name="P2">'Print data </text:p>
      <text:p text:style-name="P2"/>
      <text:p text:style-name="P2"/>
      <text:p text:style-name="P2">For i = 0 To 4</text:p>
      <text:p text:style-name="P2"/>
      <text:p text:style-name="P2"/>
      <text:p text:style-name="P2"><text:s/>Locate myType.darray[i].row, myType.darray[i].col</text:p>
      <text:p text:style-name="P2"/>
      <text:p text:style-name="P2"/>
      <text:p text:style-name="P2"><text:s/>Print "X" </text:p>
      <text:p text:style-name="P2">Next </text:p>
      <text:p text:style-name="P2"/>
      <text:p text:style-name="P2"/>
      <text:p text:style-name="P2"><text:soft-page-break/>'Free allocated space </text:p>
      <text:p text:style-name="P2">Deallocate myType.darray </text:p>
      <text:p text:style-name="P2"/>
      <text:p text:style-name="P2"/>
      <text:p text:style-name="P2">Sleep </text:p>
      <text:p text:style-name="P2">End </text:p>
      <text:p text:style-name="P2"/>
      <text:p text:style-name="P2"/>
      <text:p text:style-name="P2">Listing 10.6: dynatype.bas </text:p>
      <text:p text:style-name="P2"/>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2"/>
      <text:p text:style-name="P2"/>
      <text:p text:style-name="P2">When you run the program you should see something similar to the following </text:p>
      <text:p text:style-name="P2">output.</text:p>
      <text:p text:style-name="P2"/>
      <text:p text:style-name="P2"><text:s/>X</text:p>
      <text:p text:style-name="P2"><text:soft-page-break/></text:p>
      <text:p text:style-name="P2"/>
      <text:p text:style-name="P2"><text:s/>X</text:p>
      <text:p text:style-name="P2"/>
      <text:p text:style-name="P2"/>
      <text:p text:style-name="P2"><text:s/>X</text:p>
      <text:p text:style-name="P2"/>
      <text:p text:style-name="P2"/>
      <text:p text:style-name="P2"><text:s/>X</text:p>
      <text:p text:style-name="P2"/>
      <text:p text:style-name="P2"/>
      <text:p text:style-name="P2"><text:s/>X </text:p>
      <text:p text:style-name="P2"/>
      <text:p text:style-name="P2"/>
      <text:p text:style-name="P2">Output 10.6: Output of dynatype.bas </text:p>
      <text:p text:style-name="P2"/>
      <text:p text:style-name="P2">The location of the X's will vary since the rows and columns are generatedrandomly, but since Randomize is not being used, you should the same layout between </text:p>
      <text:p text:style-name="P2">runs. </text:p>
      <text:p text:style-name="P2"/>
      <text:p text:style-name="P2">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2">darray, and then use the pointer index method on the field to select the array element.</text:p>
      <text:p text:style-name="P2">Since the array element is a type, you use the dot notation to access the array elementfield, just as you would as if it were a simple type variable. </text:p>
      <text:p text:style-name="P2"/>
      <text:p text:style-name="P2">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text:soft-page-break/>previous program to illustrate this concept. </text:p>
      <text:p text:style-name="P2"/>
      <text:p text:style-name="P2">1 </text:p>
      <text:p text:style-name="P2">Option Explicit </text:p>
      <text:p text:style-name="P2">2 </text:p>
      <text:p text:style-name="P2">3 </text:p>
      <text:p text:style-name="P2">'This will be the embedded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
      <text:p text:style-name="P2"/>
      <text:p text:style-name="P2"/>
      <text:p text:style-name="P2">13 </text:p>
      <text:p text:style-name="P2">End Type </text:p>
      <text:p text:style-name="P2">14 </text:p>
      <text:p text:style-name="P2">15 </text:p>
      <text:p text:style-name="P2">'Create a pointer to base type </text:p>
      <text:p text:style-name="P2">16 </text:p>
      <text:p text:style-name="P2">Dim myType As DType Ptr </text:p>
      <text:p text:style-name="P2">17 </text:p>
      <text:p text:style-name="P2">Dim As Integer i, j </text:p>
      <text:p text:style-name="P2">18 </text:p>
      <text:p text:style-name="P2">19 </text:p>
      <text:p text:style-name="P2">'Set up random number generator </text:p>
      <text:p text:style-name="P2">20 </text:p>
      <text:p text:style-name="P2">Randomize Timer </text:p>
      <text:p text:style-name="P2">21 </text:p>
      <text:p text:style-name="P2">22 </text:p>
      <text:p text:style-name="P2">'Create enough space for 3 base type elements </text:p>
      <text:p text:style-name="P2"><text:soft-page-break/>23 </text:p>
      <text:p text:style-name="P2">myType = Callocate(3, Sizeof(Dtype)) </text:p>
      <text:p text:style-name="P2">24 </text:p>
      <text:p text:style-name="P2">'Create space for 3 pt elements within base type </text:p>
      <text:p text:style-name="P2">25 </text:p>
      <text:p text:style-name="P2">For i = 0 To 2 </text:p>
      <text:p text:style-name="P2">26 </text:p>
      <text:p text:style-name="P2">myType[i].darray = Callocate(3, Sizeof(pt)) </text:p>
      <text:p text:style-name="P2">27 </text:p>
      <text:p text:style-name="P2">Next </text:p>
      <text:p text:style-name="P2">28 </text:p>
      <text:p text:style-name="P2">29 </text:p>
      <text:p text:style-name="P2">'Load data within the type arrays </text:p>
      <text:p text:style-name="P2">30 </text:p>
      <text:p text:style-name="P2">For i = 0 To 2 </text:p>
      <text:p text:style-name="P2">31 </text:p>
      <text:p text:style-name="P2">For j = 0 To 232 </text:p>
      <text:p text:style-name="P2">myType[i].darray[j].row = Int(Rnd * 10) + 133 </text:p>
      <text:p text:style-name="P2">myType[i].darray[j].col = Int(Rnd * 10) + 134 </text:p>
      <text:p text:style-name="P2">Next </text:p>
      <text:p text:style-name="P2">35 </text:p>
      <text:p text:style-name="P2">Next </text:p>
      <text:p text:style-name="P2">36 </text:p>
      <text:p text:style-name="P2">37 </text:p>
      <text:p text:style-name="P2">'Print data </text:p>
      <text:p text:style-name="P2">38 </text:p>
      <text:p text:style-name="P2">For i = 0 To 239 </text:p>
      <text:p text:style-name="P2">For j = 0 To 240 </text:p>
      <text:p text:style-name="P2">Locate myType[i].darray[j].row, myType[i].darray[j].col41 </text:p>
      <text:p text:style-name="P2">Print "X"</text:p>
      <text:p text:style-name="P2">42 </text:p>
      <text:p text:style-name="P2">Next </text:p>
      <text:p text:style-name="P2">43 </text:p>
      <text:p text:style-name="P2">Next </text:p>
      <text:p text:style-name="P2">44 </text:p>
      <text:p text:style-name="P2">45 </text:p>
      <text:p text:style-name="P2">'Free embedded type array </text:p>
      <text:p text:style-name="P2">46 </text:p>
      <text:p text:style-name="P2">For i = 0 To 247 </text:p>
      <text:p text:style-name="P2">Deallocate myType[i].darray </text:p>
      <text:p text:style-name="P2">48 </text:p>
      <text:p text:style-name="P2"><text:soft-page-break/>Next </text:p>
      <text:p text:style-name="P2">49 </text:p>
      <text:p text:style-name="P2">'Free base type array </text:p>
      <text:p text:style-name="P2">50 </text:p>
      <text:p text:style-name="P2">Deallocate myType </text:p>
      <text:p text:style-name="P2">51 </text:p>
      <text:p text:style-name="P2">52 </text:p>
      <text:p text:style-name="P2">Sleep </text:p>
      <text:p text:style-name="P2">53 </text:p>
      <text:p text:style-name="P2">End </text:p>
      <text:p text:style-name="P2"/>
      <text:p text:style-name="P2"/>
      <text:p text:style-name="P2">Listing 10.7: dyna-type2.bas </text:p>
      <text:p text:style-name="P2"/>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text:soft-page-break/>deallocate the inner most pointer elementsfirst, and then work out toward the base pointer element. Line 50 deallocates the basetype elements, only after the darray elements have been deallocated. The program isthen closed in the usual way. </text:p>
      <text:p text:style-name="P2"/>
      <text:p text:style-name="P2">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2"/>
      <text:p text:style-name="P2"><text:s/>X X</text:p>
      <text:p text:style-name="P2"/>
      <text:p text:style-name="P2"/>
      <text:p text:style-name="P2"><text:s/>X X</text:p>
      <text:p text:style-name="P2"/>
      <text:p text:style-name="P2"/>
      <text:p text:style-name="P2"><text:s/>X</text:p>
      <text:p text:style-name="P2"/>
      <text:p text:style-name="P2"/>
      <text:p text:style-name="P2"><text:s/>X</text:p>
      <text:p text:style-name="P2"/>
      <text:p text:style-name="P2"/>
      <text:p text:style-name="P2"><text:s/>X X</text:p>
      <text:p text:style-name="P2"/>
      <text:p text:style-name="P2"/>
      <text:p text:style-name="P2"><text:s/>X </text:p>
      <text:p text:style-name="P2"/>
      <text:p text:style-name="P2"/>
      <text:p text:style-name="P2">Output 10.7: Output of dyna-type2.bas </text:p>
      <text:p text:style-name="P2"/>
      <text:p text:style-name="P2"/>
      <text:p text:style-name="P3"/>
      <text:p text:style-name="P2">While this may seem confusing at first, if you look at the code you will see arecurring pattern. The pointer elements are selected using the pointer index method,</text:p>
      <text:p text:style-name="P2">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2">pointer index, dot notation, pointer index, dot notation would be used for as many levelsas needed to resolve a individual element within the memory array. </text:p>
      <text:p text:style-name="P2"/>
      <text:p text:style-name="P2">The following diagram shows the memory layout of the program. </text:p>
      <text:p text:style-name="P2"/>
      <text:p text:style-name="P2">MyType[0]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MyType[1]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text:soft-page-break/></text:p>
      <text:p text:style-name="P2">MyType[2]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2">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2"/>
      <text:p text:style-name="P2">Function Pointers in Types </text:p>
      <text:p text:style-name="P2"/>
      <text:p text:style-name="P2">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2">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2"/>
      <text:p text:style-name="P2"><text:soft-page-break/>You define a function (or subroutine) pointer by declaring a prototype functiondeclaration with the type element name. The following code snippet shows a typicaldeclaration. </text:p>
      <text:p text:style-name="P2"/>
      <text:p text:style-name="P2">Type myObject </text:p>
      <text:p text:style-name="P2"/>
      <text:p text:style-name="P2"/>
      <text:p text:style-name="P2">arg1 As Integer </text:p>
      <text:p text:style-name="P2"/>
      <text:p text:style-name="P2"/>
      <text:p text:style-name="P2">arg2 As Integer </text:p>
      <text:p text:style-name="P2"/>
      <text:p text:style-name="P2"/>
      <text:p text:style-name="P2">ret As Integer </text:p>
      <text:p text:style-name="P2"/>
      <text:p text:style-name="P2"/>
      <text:p text:style-name="P2"/>
      <text:p text:style-name="P2">myFunc As Function(arg1 As Integer, arg2 As Integer) As Integer </text:p>
      <text:p text:style-name="P2">End Type </text:p>
      <text:p text:style-name="P2">Declare Function typeFunc(arg1 As Integer, arg2 As Integer) As Integer </text:p>
      <text:p text:style-name="P2">... </text:p>
      <text:p text:style-name="P2">Dim Obj as myObject </text:p>
      <text:p text:style-name="P2">Obj.myFunc = @typeFunc </text:p>
      <text:p text:style-name="P2">... </text:p>
      <text:p text:style-name="P2">Function typeFunc(arg1 As Integer, arg2 As Integer) As Integer </text:p>
      <text:p text:style-name="P2"/>
      <text:p text:style-name="P2"/>
      <text:p text:style-name="P2">... </text:p>
      <text:p text:style-name="P2">End Function </text:p>
      <text:p text:style-name="P2"/>
      <text:p text:style-name="P2"/>
      <text:p text:style-name="P2">The type definition is defined using data in the normal manner, along with a field,</text:p>
      <text:p text:style-name="P2">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text:soft-page-break/>field. </text:p>
      <text:p text:style-name="P2"/>
      <text:p text:style-name="P2">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2">The real function must be coded of course, so that you actually have some code to callwhen using the function pointer. </text:p>
      <text:p text:style-name="P2"/>
      <text:p text:style-name="P2">The following program illustrates creating and using a function pointer in a type </text:p>
      <text:p text:style-name="P2">def. </text:p>
      <text:p text:style-name="P2"/>
      <text:p text:style-name="P2">1 </text:p>
      <text:p text:style-name="P2">Option Explicit </text:p>
      <text:p text:style-name="P2">2 </text:p>
      <text:p text:style-name="P2">3 </text:p>
      <text:p text:style-name="P2">'Create a type definition that has data and function ptr </text:p>
      <text:p text:style-name="P2">4 </text:p>
      <text:p text:style-name="P2">Type myObject </text:p>
      <text:p text:style-name="P2">5 </text:p>
      <text:p text:style-name="P2">arg1 As Integer </text:p>
      <text:p text:style-name="P2">6 </text:p>
      <text:p text:style-name="P2">arg2 As Integer </text:p>
      <text:p text:style-name="P2">7 </text:p>
      <text:p text:style-name="P2">ret As Integer </text:p>
      <text:p text:style-name="P2">8 </text:p>
      <text:p text:style-name="P2">myFunc As Function(arg1 As Integer, arg2 As Integer) As Integer </text:p>
      <text:p text:style-name="P2">9 </text:p>
      <text:p text:style-name="P2">End Type </text:p>
      <text:p text:style-name="P2">10 </text:p>
      <text:p text:style-name="P2">11 </text:p>
      <text:p text:style-name="P2">'Need to declare function for forward reference </text:p>
      <text:p text:style-name="P2">12 </text:p>
      <text:p text:style-name="P2">Declare Function typeFunc(arg1 As Integer, arg2 As Integer) As <text:soft-page-break/>Integer </text:p>
      <text:p text:style-name="P2">13 </text:p>
      <text:p text:style-name="P2">'Create a type variable </text:p>
      <text:p text:style-name="P2">14 </text:p>
      <text:p text:style-name="P2">Dim Obj As myObject </text:p>
      <text:p text:style-name="P2">15 </text:p>
      <text:p text:style-name="P2">'Set the address of the function </text:p>
      <text:p text:style-name="P2">16 </text:p>
      <text:p text:style-name="P2">Obj.myFunc = @typeFunc </text:p>
      <text:p text:style-name="P2"/>
      <text:p text:style-name="P2"/>
      <text:p text:style-name="P2"/>
      <text:p text:style-name="P2">17 </text:p>
      <text:p text:style-name="P2">'Set the data elements </text:p>
      <text:p text:style-name="P2">18 </text:p>
      <text:p text:style-name="P2">Obj.arg1 = 1 </text:p>
      <text:p text:style-name="P2">19 </text:p>
      <text:p text:style-name="P2">Obj.arg2 = 5 </text:p>
      <text:p text:style-name="P2">20 </text:p>
      <text:p text:style-name="P2">'Call the function </text:p>
      <text:p text:style-name="P2">21 </text:p>
      <text:p text:style-name="P2">Obj.ret = Obj.myFunc(obj.arg1, Obj.arg2) </text:p>
      <text:p text:style-name="P2">22 </text:p>
      <text:p text:style-name="P2">'Show result </text:p>
      <text:p text:style-name="P2">23 </text:p>
      <text:p text:style-name="P2">Print "Func return is";Obj.ret </text:p>
      <text:p text:style-name="P2">24 </text:p>
      <text:p text:style-name="P2">25 </text:p>
      <text:p text:style-name="P2">Sleep </text:p>
      <text:p text:style-name="P2">26 </text:p>
      <text:p text:style-name="P2">End </text:p>
      <text:p text:style-name="P2">27 </text:p>
      <text:p text:style-name="P2">28 </text:p>
      <text:p text:style-name="P2">Function typeFunc(arg1 As Integer, arg2 As Integer) As Integer </text:p>
      <text:p text:style-name="P2">29 </text:p>
      <text:p text:style-name="P2">Return arg1 + arg2 </text:p>
      <text:p text:style-name="P2"/>
      <text:p text:style-name="P2"/>
      <text:p text:style-name="P2">End Function </text:p>
      <text:p text:style-name="P2"/>
      <text:p text:style-name="P2"/>
      <text:p text:style-name="P2"><text:soft-page-break/>Listing 10.8: type-func.bas </text:p>
      <text:p text:style-name="P2"/>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2"/>
      <text:p text:style-name="P2">When you run the program, you should see the following output.</text:p>
      <text:p text:style-name="P2"/>
      <text:p text:style-name="P2"><text:s/>Func return is 6 </text:p>
      <text:p text:style-name="P2"/>
      <text:p text:style-name="P2"/>
      <text:p text:style-name="P2">Output 10.8: Output of type-func.bas </text:p>
      <text:p text:style-name="P2"/>
      <text:p text:style-name="P2">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2"/>
      <text:p text:style-name="P2"/>
      <text:p text:style-name="P2">have to update a single code object, rather than a scattered bunch of variables andsubroutines. </text:p>
      <text:p text:style-name="P2"><text:soft-page-break/></text:p>
      <text:p text:style-name="P2">This method also enables you to pass information to functions or subroutines as asingle unit, by simply declaring a parameter as the type definition, and you have accessto both the data and methods within the called function. This makes the code much more </text:p>
      <text:p text:style-name="P2">reliable and easier to maintain. It also enables you to generalize the code so that whenyou create these type of objects, they can be used in other programs. </text:p>
      <text:p text:style-name="P2"/>
      <text:p text:style-name="P2">Forward References </text:p>
      <text:p text:style-name="P2"/>
      <text:p text:style-name="P2">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2"/>
      <text:p text:style-name="P2">'Forward reference </text:p>
      <text:p text:style-name="P2"/>
      <text:p text:style-name="P2"/>
      <text:p text:style-name="P2">Type FT as Type2 </text:p>
      <text:p text:style-name="P2"/>
      <text:p text:style-name="P2"/>
      <text:p text:style-name="P2">Type Type1 </text:p>
      <text:p text:style-name="P2"/>
      <text:p text:style-name="P2"/>
      <text:p text:style-name="P2">fType as FT </text:p>
      <text:p text:style-name="P2"/>
      <text:p text:style-name="P2"/>
      <text:p text:style-name="P2">End Type </text:p>
      <text:p text:style-name="P2"/>
      <text:p text:style-name="P2"/>
      <text:p text:style-name="P2">Type Type2 </text:p>
      <text:p text:style-name="P2"><text:soft-page-break/></text:p>
      <text:p text:style-name="P2"/>
      <text:p text:style-name="P2">fType as Type2 </text:p>
      <text:p text:style-name="P2"/>
      <text:p text:style-name="P2"/>
      <text:p text:style-name="P2">End Type </text:p>
      <text:p text:style-name="P2"/>
      <text:p text:style-name="P2"/>
      <text:p text:style-name="P2">The code Type FT as Type2 creates the forward reference that is in turn used in </text:p>
      <text:p text:style-name="P2">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2"/>
      <text:p text:style-name="P2">Bit Fields </text:p>
      <text:p text:style-name="P2"/>
      <text:p text:style-name="P2">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2"/>
      <text:p text:style-name="P2">1 </text:p>
      <text:p text:style-name="P2">Option Explicit </text:p>
      <text:p text:style-name="P2">2 </text:p>
      <text:p text:style-name="P2"/>
      <text:p text:style-name="P2"/>
      <text:p text:style-name="P2">3 </text:p>
      <text:p text:style-name="P2">Type BitType4 </text:p>
      <text:p text:style-name="P2">b1: 1 As Integer5 </text:p>
      <text:p text:style-name="P2">b2: 4 As Integer </text:p>
      <text:p text:style-name="P2">6 </text:p>
      <text:p text:style-name="P2">End Type </text:p>
      <text:p text:style-name="P2">7 </text:p>
      <text:p text:style-name="P2">8 </text:p>
      <text:p text:style-name="P2">Dim myBitType As BitType </text:p>
      <text:p text:style-name="P2"><text:soft-page-break/>9 </text:p>
      <text:p text:style-name="P2">10 </text:p>
      <text:p text:style-name="P2">myBitType.b1 = 1 </text:p>
      <text:p text:style-name="P2">11 </text:p>
      <text:p text:style-name="P2">myBitType.b2 = 1101 </text:p>
      <text:p text:style-name="P2">12 </text:p>
      <text:p text:style-name="P2">13 </text:p>
      <text:p text:style-name="P2">Print "Bit field 1: ";myBitType.b1 </text:p>
      <text:p text:style-name="P2">14 </text:p>
      <text:p text:style-name="P2">Print "Bit field 2: ";myBitType.b2 </text:p>
      <text:p text:style-name="P2">15 </text:p>
      <text:p text:style-name="P2">16 </text:p>
      <text:p text:style-name="P2">Sleep </text:p>
      <text:p text:style-name="P2">17 </text:p>
      <text:p text:style-name="P2">End </text:p>
      <text:p text:style-name="P2"/>
      <text:p text:style-name="P2"/>
      <text:p text:style-name="P2">Listing 10.9: bitfield.bas </text:p>
      <text:p text:style-name="P2"/>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2"/>
      <text:p text:style-name="P2">When you run the program you should see the following output. </text:p>
      <text:p text:style-name="P2"/>
      <text:p text:style-name="P2">Bit field 1: 1 </text:p>
      <text:p text:style-name="P2"/>
      <text:p text:style-name="P2"/>
      <text:p text:style-name="P2">Bit field 2: 13 </text:p>
      <text:p text:style-name="P2"/>
      <text:p text:style-name="P2"/>
      <text:p text:style-name="P2">Output 10.9: Output of bitfield.bas </text:p>
      <text:p text:style-name="P2"/>
      <text:p text:style-name="P2">The data type of the bit field determines how many bits you can declare in a bitfield. Since an integer is 32 bits long, you could declare up to 32 bits in the field.</text:p>
      <text:p text:style-name="P2">However, in most cases you would declare a single bit for each <text:soft-page-break/>field, and use a number offields to define the bit masking that you wish to use. Using a single bit simplifies thecoding you need to do to determine if a bit is set or cleared. </text:p>
      <text:p text:style-name="P2"/>
      <text:p text:style-name="P2">The Field Property </text:p>
      <text:p text:style-name="P2"/>
      <text:p text:style-name="P2">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2"/>
      <text:p text:style-name="P2"/>
      <text:p text:style-name="P2">Type myType field = 1 </text:p>
      <text:p text:style-name="P2">v1 As Integer </text:p>
      <text:p text:style-name="P2">v2 As Byte </text:p>
      <text:p text:style-name="P2"/>
      <text:p text:style-name="P2"/>
      <text:p text:style-name="P2">End Type </text:p>
      <text:p text:style-name="P2"/>
      <text:p text:style-name="P2"/>
      <text:p text:style-name="P2">For 2 byte alignment you would use field = 2. If no field = property is assigned,</text:p>
      <text:p text:style-name="P2">then the padding will be 4 bytes. If you are reading a type definition created by FreeBasicusing the default alignment, then you do not need to use the field property. </text:p>
      <text:p text:style-name="P2"/>
      <text:p text:style-name="P2">If you reading a Quick Basic type record, then you will need to use field = 1, as QB usedbyte alignment by default. </text:p>
      <text:p text:style-name="P2"/>
      <text:p text:style-name="P2">Type Initialization </text:p>
      <text:p text:style-name="P2"/>
      <text:p text:style-name="P2">You can initialize a type definition when you dimension the type just as you canany of the intrinsic variables. The following code snippet illustrates the syntax. </text:p>
      <text:p text:style-name="P2"/>
      <text:p text:style-name="P2"><text:soft-page-break/>Type aType </text:p>
      <text:p text:style-name="P2"/>
      <text:p text:style-name="P2"/>
      <text:p text:style-name="P2">a As Integer </text:p>
      <text:p text:style-name="P2"/>
      <text:p text:style-name="P2"/>
      <text:p text:style-name="P2">b As Byte </text:p>
      <text:p text:style-name="P2"/>
      <text:p text:style-name="P2"/>
      <text:p text:style-name="P2">c As String </text:p>
      <text:p text:style-name="P2"/>
      <text:p text:style-name="P2"/>
      <text:p text:style-name="P2">End Type </text:p>
      <text:p text:style-name="P2"/>
      <text:p text:style-name="P2"/>
      <text:p text:style-name="P2">Dim myType As aType =&gt; (12345, 12, "Hello") </text:p>
      <text:p text:style-name="P2"/>
      <text:p text:style-name="P2"/>
      <text:p text:style-name="P2">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2"/>
      <text:p text:style-name="P2">1 </text:p>
      <text:p text:style-name="P2">Option Explicit </text:p>
      <text:p text:style-name="P2">2 </text:p>
      <text:p text:style-name="P2">3 </text:p>
      <text:p text:style-name="P2">'Create a type def </text:p>
      <text:p text:style-name="P2">4 </text:p>
      <text:p text:style-name="P2">Type aType5 </text:p>
      <text:p text:style-name="P2">a As Integer6 </text:p>
      <text:p text:style-name="P2">b As Byte7 </text:p>
      <text:p text:style-name="P2">c As String </text:p>
      <text:p text:style-name="P2">8 </text:p>
      <text:p text:style-name="P2">End Type </text:p>
      <text:p text:style-name="P2">9 </text:p>
      <text:p text:style-name="P2">10 </text:p>
      <text:p text:style-name="P2">'Create and init the type </text:p>
      <text:p text:style-name="P2">11 </text:p>
      <text:p text:style-name="P2"><text:soft-page-break/>Dim myType As aType =&gt; (12345, 12, "Hello") </text:p>
      <text:p text:style-name="P2">12 </text:p>
      <text:p text:style-name="P2">13 </text:p>
      <text:p text:style-name="P2">'Display values </text:p>
      <text:p text:style-name="P2">14 </text:p>
      <text:p text:style-name="P2">With myType </text:p>
      <text:p text:style-name="P2"/>
      <text:p text:style-name="P2"/>
      <text:p text:style-name="P2"/>
      <text:p text:style-name="P2">15 </text:p>
      <text:p text:style-name="P2">Print .a16 </text:p>
      <text:p text:style-name="P2">Print .b17 </text:p>
      <text:p text:style-name="P2">Print .c </text:p>
      <text:p text:style-name="P2">18 </text:p>
      <text:p text:style-name="P2">End With </text:p>
      <text:p text:style-name="P2">19 </text:p>
      <text:p text:style-name="P2">20 </text:p>
      <text:p text:style-name="P2">Sleep </text:p>
      <text:p text:style-name="P2">21End </text:p>
      <text:p text:style-name="P2"/>
      <text:p text:style-name="P2"/>
      <text:p text:style-name="P2">Listing 10.10: type-init.bas </text:p>
      <text:p text:style-name="P2"/>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2"/>
      <text:p text:style-name="P2">When you run the program you should the following output.</text:p>
      <text:p text:style-name="P2"/>
      <text:p text:style-name="P2"><text:s/>12345</text:p>
      <text:p text:style-name="P2"/>
      <text:p text:style-name="P2"/>
      <text:p text:style-name="P2">Hello </text:p>
      <text:p text:style-name="P2"/>
      <text:p text:style-name="P2"/>
      <text:p text:style-name="P2">Output 10.10: Output of type-init.bas </text:p>
      <text:p text:style-name="P2"/>
      <text:p text:style-name="P2">Initializing a type definition in a Dim statement is useful when you need to have aset of initial values for a type, or values that will <text:soft-page-break/>not change during program execution.</text:p>
      <text:p text:style-name="P2">Since the values are known at compile time, the compiler can doesn't have to spendcycles loading the values during runtime. </text:p>
      <text:p text:style-name="P2"/>
      <text:p text:style-name="P2">Unions </text:p>
      <text:p text:style-name="P2"/>
      <text:p text:style-name="P2">Unions look similar to Types in their definition. </text:p>
      <text:p text:style-name="P2"/>
      <text:p text:style-name="P2">Union aUnion </text:p>
      <text:p text:style-name="P2"/>
      <text:p text:style-name="P2"/>
      <text:p text:style-name="P2">b As Byte </text:p>
      <text:p text:style-name="P2"/>
      <text:p text:style-name="P2"/>
      <text:p text:style-name="P2">s As Short </text:p>
      <text:p text:style-name="P2"/>
      <text:p text:style-name="P2"/>
      <text:p text:style-name="P2">i As Integer </text:p>
      <text:p text:style-name="P2"/>
      <text:p text:style-name="P2"/>
      <text:p text:style-name="P2">End Union </text:p>
      <text:p text:style-name="P2"/>
      <text:p text:style-name="P2"/>
      <text:p text:style-name="P2">If this were a Type, you could access each field within the definition. For a Union,</text:p>
      <text:p text:style-name="P2">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2"/>
      <text:p text:style-name="P2"/>
      <text:p text:style-name="P2"/>
      <text:p text:style-name="P2"/>
      <text:p text:style-name="P2"/>
      <text:p text:style-name="P2"/>
      <text:p text:style-name="P2">Option Explicit </text:p>
      <text:p text:style-name="P2"/>
      <text:p text:style-name="P2"><text:soft-page-break/></text:p>
      <text:p text:style-name="P2">'Define a union </text:p>
      <text:p text:style-name="P2"/>
      <text:p text:style-name="P2"/>
      <text:p text:style-name="P2">Union aUnion </text:p>
      <text:p text:style-name="P2">b As Byte </text:p>
      <text:p text:style-name="P2">s As Short </text:p>
      <text:p text:style-name="P2">i As Integer </text:p>
      <text:p text:style-name="P2"/>
      <text:p text:style-name="P2"/>
      <text:p text:style-name="P2">End Union </text:p>
      <text:p text:style-name="P2"/>
      <text:p text:style-name="P2"/>
      <text:p text:style-name="P2">Dim myUnion As aUnion </text:p>
      <text:p text:style-name="P2"/>
      <text:p text:style-name="P2"/>
      <text:p text:style-name="P2">'Set the integer value </text:p>
      <text:p text:style-name="P2">myUnion.i = 2047483641 </text:p>
      <text:p text:style-name="P2">'Print members </text:p>
      <text:p text:style-name="P2">Print "Integer: ";Tab(10);Bin(myUnion.i) </text:p>
      <text:p text:style-name="P2">Print "Byte: ";Tab(33);Bin(myUnion.b) </text:p>
      <text:p text:style-name="P2">Print "Short: ";Tab(28);Bin(myUnion.s) </text:p>
      <text:p text:style-name="P2"/>
      <text:p text:style-name="P2"/>
      <text:p text:style-name="P2">Sleep </text:p>
      <text:p text:style-name="P2">End </text:p>
      <text:p text:style-name="P2"/>
      <text:p text:style-name="P2"/>
      <text:p text:style-name="P2">Listing 10.11: union.bas </text:p>
      <text:p text:style-name="P2"/>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2"/>
      <text:p text:style-name="P2">When you run the program you should the following output. </text:p>
      <text:p text:style-name="P2"/>
      <text:p text:style-name="P2">Integer: 1111010000010100001111011111001 </text:p>
      <text:p text:style-name="P2"/>
      <text:p text:style-name="P2"/>
      <text:p text:style-name="P2"><text:soft-page-break/>Byte: 11111001 </text:p>
      <text:p text:style-name="P2"/>
      <text:p text:style-name="P2"/>
      <text:p text:style-name="P2">Short: 1111011111001 </text:p>
      <text:p text:style-name="P2"/>
      <text:p text:style-name="P2"/>
      <text:p text:style-name="P2">Output 10.11: Output of union.bas </text:p>
      <text:p text:style-name="P2"/>
      <text:p text:style-name="P2">You can easily see the overlapped values in the output. While a union is useful onits own, you can combine a union with a type definition to create extremely flexible andefficient data structures. </text:p>
      <text:p text:style-name="P2"/>
      <text:p text:style-name="P2">Types in Unions </text:p>
      <text:p text:style-name="P2"/>
      <text:p text:style-name="P2">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2"/>
      <text:p text:style-name="P2"/>
      <text:p text:style-name="P2">union LARGE_INTEGER </text:p>
      <text:p text:style-name="P2"/>
      <text:p text:style-name="P2"/>
      <text:p text:style-name="P2">type </text:p>
      <text:p text:style-name="P2"/>
      <text:p text:style-name="P2"/>
      <text:p text:style-name="P2">LowPart as DWORD </text:p>
      <text:p text:style-name="P2"/>
      <text:p text:style-name="P2"/>
      <text:p text:style-name="P2">HighPart as LONG </text:p>
      <text:p text:style-name="P2"/>
      <text:p text:style-name="P2"/>
      <text:p text:style-name="P2">end type </text:p>
      <text:p text:style-name="P2"/>
      <text:p text:style-name="P2"/>
      <text:p text:style-name="P2">QuadPart as LONGLONG </text:p>
      <text:p text:style-name="P2"/>
      <text:p text:style-name="P2"/>
      <text:p text:style-name="P2">end union </text:p>
      <text:p text:style-name="P2"/>
      <text:p text:style-name="P2"/>
      <text:p text:style-name="P2"><text:soft-page-break/>The Dword data type is defined in windef.bi as an Uinteger, type DWORD as </text:p>
      <text:p text:style-name="P2">uinteger, and the Longlong type is defined as a Longint, type LONGLONG as longint. A </text:p>
      <text:p text:style-name="P2">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2"/>
      <text:p text:style-name="P2">As you can see, using a type within a union is an easy way to set or retrieveindividual values of a component data type without resorting to a lot of conversion code.</text:p>
      <text:p text:style-name="P2">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2"/>
      <text:p text:style-name="P2">Unions in Types </text:p>
      <text:p text:style-name="P2"/>
      <text:p text:style-name="P2">A union within a type definition is an efficient way to manage data when one fieldwithin a type can only be a single value. The most common example of this is the Variantdata type found in other programing languages. </text:p>
      <text:p text:style-name="P2"/>
      <text:p text:style-name="P2">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2">Classes are planned for a future version of FreeBasic. </text:p>
      <text:p text:style-name="P2"/>
      <text:p text:style-name="P2">If you can only access a single field within a union, how do you know which field toaccess when a union is contained within a type definition? Usually you will include anidentifier field within the type, <text:soft-page-break/>but outside the union, that identifies which union field toaccess. The following program illustrates this concept by creating a simple Variant data </text:p>
      <text:p text:style-name="P2">type. </text:p>
      <text:p text:style-name="P2"/>
      <text:p text:style-name="P2">1 </text:p>
      <text:p text:style-name="P2">Option Explicit </text:p>
      <text:p text:style-name="P2">2 </text:p>
      <text:p text:style-name="P2">3 </text:p>
      <text:p text:style-name="P2">'Union field ids </text:p>
      <text:p text:style-name="P2">4 </text:p>
      <text:p text:style-name="P2">#define vString 0 </text:p>
      <text:p text:style-name="P2"/>
      <text:p text:style-name="P2"/>
      <text:p text:style-name="P2"/>
      <text:p text:style-name="P2">5 </text:p>
      <text:p text:style-name="P2">#define vInteger 1 </text:p>
      <text:p text:style-name="P2">6 </text:p>
      <text:p text:style-name="P2">7 </text:p>
      <text:p text:style-name="P2">'Define type def with variable data fields </text:p>
      <text:p text:style-name="P2">8 </text:p>
      <text:p text:style-name="P2">Type vType9 </text:p>
      <text:p text:style-name="P2">vt_id As Integer10 </text:p>
      <text:p text:style-name="P2">Union11 </text:p>
      <text:p text:style-name="P2">s As String12 </text:p>
      <text:p text:style-name="P2">i As Integer13 </text:p>
      <text:p text:style-name="P2">End Union </text:p>
      <text:p text:style-name="P2">14 </text:p>
      <text:p text:style-name="P2">End Type </text:p>
      <text:p text:style-name="P2">15 </text:p>
      <text:p text:style-name="P2">16 </text:p>
      <text:p text:style-name="P2">'Create variant variable </text:p>
      <text:p text:style-name="P2">17 </text:p>
      <text:p text:style-name="P2">Dim myVariant As vType </text:p>
      <text:p text:style-name="P2">18 </text:p>
      <text:p text:style-name="P2">19 </text:p>
      <text:p text:style-name="P2">'This subroutine prints out value </text:p>
      <text:p text:style-name="P2">20 </text:p>
      <text:p text:style-name="P2">Sub PrintVariant(v As vType)</text:p>
      <text:p text:style-name="P2">21 </text:p>
      <text:p text:style-name="P2">If v.vt_id = vString Then22 </text:p>
      <text:p text:style-name="P2"><text:soft-page-break/>Print "String value: ";v.s23 </text:p>
      <text:p text:style-name="P2">Elseif v.vt_id = vInteger Then24 </text:p>
      <text:p text:style-name="P2">Print "Integer value:";v.i25 </text:p>
      <text:p text:style-name="P2">End If </text:p>
      <text:p text:style-name="P2">26 </text:p>
      <text:p text:style-name="P2">End Sub </text:p>
      <text:p text:style-name="P2">27 </text:p>
      <text:p text:style-name="P2">28 </text:p>
      <text:p text:style-name="P2">'Set the id to a string </text:p>
      <text:p text:style-name="P2">29 </text:p>
      <text:p text:style-name="P2">myVariant.vt_id = vString </text:p>
      <text:p text:style-name="P2">30 </text:p>
      <text:p text:style-name="P2">myVariant.s = "This is a string." </text:p>
      <text:p text:style-name="P2">31 </text:p>
      <text:p text:style-name="P2">'Print the string value </text:p>
      <text:p text:style-name="P2">32 </text:p>
      <text:p text:style-name="P2">PrintVariant myVariant </text:p>
      <text:p text:style-name="P2">33 </text:p>
      <text:p text:style-name="P2">'Clear the string memory before seting the integer </text:p>
      <text:p text:style-name="P2">34 </text:p>
      <text:p text:style-name="P2">myVariant.s = "" </text:p>
      <text:p text:style-name="P2">35 </text:p>
      <text:p text:style-name="P2">'Set the id to an integer </text:p>
      <text:p text:style-name="P2">36 </text:p>
      <text:p text:style-name="P2">myVariant.vt_id = vInteger </text:p>
      <text:p text:style-name="P2">37 </text:p>
      <text:p text:style-name="P2">myVariant.i = 300 </text:p>
      <text:p text:style-name="P2">38 </text:p>
      <text:p text:style-name="P2">'Print the integer value </text:p>
      <text:p text:style-name="P2">39 </text:p>
      <text:p text:style-name="P2">PrintVariant myVariant </text:p>
      <text:p text:style-name="P2">40 </text:p>
      <text:p text:style-name="P2">41 </text:p>
      <text:p text:style-name="P2">Sleep </text:p>
      <text:p text:style-name="P2">42 </text:p>
      <text:p text:style-name="P2">End </text:p>
      <text:p text:style-name="P2"/>
      <text:p text:style-name="P2"/>
      <text:p text:style-name="P2">Listing 10.12: simplevariant.bas </text:p>
      <text:p text:style-name="P2"/>
      <text:p text:style-name="analysis"><text:tab/>Analysis: Line 4 and 5 define the union ids. These values will be used <text:soft-page-break/>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1">Line 36 sets the id field to an integer, and the value of the union field i is set to300. Line 39 calls the PrintVariant subroutine to print the integer value. The program isthen closed in the usual way. </text:span></text:p>
      <text:p text:style-name="analysis"/>
      <text:p text:style-name="P1"/>
      <text:p text:style-name="P4"/>
      <text:p text:style-name="P4"/>
      <text:p text:style-name="caution"><text:span text:style-name="T2">Caution</text:span><text:span text:style-name="T3">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2">When you run the program you should see the following output. </text:p>
      <text:p text:style-name="P2"/>
      <text:p text:style-name="P2">String value: This is a string. </text:p>
      <text:p text:style-name="P2"/>
      <text:p text:style-name="P2"/>
      <text:p text:style-name="P2">Integer value: 300 </text:p>
      <text:p text:style-name="P2"/>
      <text:p text:style-name="P2"><text:soft-page-break/></text:p>
      <text:p text:style-name="P2">Output 10.12: Output of simplevariant.bas </text:p>
      <text:p text:style-name="P2"/>
      <text:p text:style-name="P2">Using a combination of unions and types within a program allows to design customdata types that have a lot of flexibility, but care must be taken to ensure that you areusing the data constructs correctly. Improper use of these data types can lead to hard-tofind </text:p>
      <text:p text:style-name="P2">bugs. The benefits however, out-weigh the risks and once mastered, are a powerfulprogramming skill. </text:p>
      <text:p text:style-name="P2"/>
      <text:h text:style-name="Heading_20_2" text:outline-level="2">A Look Ahead </text:h>
      <text:p text:style-name="P2"/>
      <text:p text:style-name="P2">There are times when you will need values that do not change during a program.</text:p>
      <text:p text:style-name="P2">These values are called Symbolic Constants and are the subject of the next chapter.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5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0 Composite Data Types </dc:title>
    <dc:date>2019-04-18T17:50:49.391633363</dc:date>
    <meta:editing-duration>PT14M9S</meta:editing-duration>
    <meta:editing-cycles>7</meta:editing-cycles>
    <meta:generator>LibreOffice/6.2.2.2$Linux_X86_64 LibreOffice_project/20$Build-2</meta:generator>
    <meta:document-statistic meta:table-count="0" meta:image-count="0" meta:object-count="0" meta:page-count="51" meta:paragraph-count="1077" meta:word-count="8847" meta:character-count="50899" meta:non-whitespace-character-count="42095"/>
    <meta:template xlink:type="simple" xlink:actuate="onRequest" xlink:title="" xlink:href="../fbeginnerm.odm" meta:date="2019-04-17T10:13:17.451922664"/>
  </office:meta>
</office:document-meta>
</file>